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1902460D98703EBFE3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7cm" fo:min-width="0.2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36cm" fo:min-width="0.186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6" style:family="graphic" style:parent-style-name="objectwithoutfill">
      <style:graphic-properties svg:stroke-width="0.081cm" svg:stroke-color="#c9211e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9.475cm, 0cm, 3.224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16cm" svg:y1="5.422cm" svg:x2="3.16cm" svg:y2="5.422cm">
          <text:p/>
        </draw:line>
        <draw:frame draw:style-name="gr2" draw:text-style-name="P3" draw:layer="layout" svg:width="2.124cm" svg:height="1.673cm" svg:x="1.813cm" svg:y="5.512cm">
          <draw:text-box>
            <text:p text:style-name="P2"><text:span text:style-name="T1">Start </text:span></text:p>
            <text:p text:style-name="P2"><text:span text:style-name="T1">here</text:span></text:p>
          </draw:text-box>
        </draw:frame>
        <draw:custom-shape draw:style-name="gr3" draw:text-style-name="P5" draw:layer="layout" svg:width="1.016cm" svg:height="1.016cm" svg:x="4.494cm" svg:y="4.148cm">
          <text:p text:style-name="P4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016cm" svg:height="1.016cm" svg:x="6.295cm" svg:y="4.149cm">
          <text:p text:style-name="P4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016cm" svg:height="1.016cm" svg:x="7.196cm" svg:y="5.45cm">
          <text:p text:style-name="P4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572cm" svg:y1="4.683cm" svg:x2="6.334cm" svg:y2="4.683cm">
          <text:p/>
        </draw:line>
        <draw:line draw:style-name="gr1" draw:text-style-name="P1" draw:layer="layout" svg:x1="7.223cm" svg:y1="5.064cm" svg:x2="7.731cm" svg:y2="5.572cm">
          <text:p/>
        </draw:line>
        <draw:custom-shape draw:style-name="gr4" draw:text-style-name="P5" draw:layer="layout" svg:width="1.016cm" svg:height="1.016cm" svg:x="8.095cm" svg:y="3.749cm">
          <text:p text:style-name="P4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112cm" svg:y1="5.572cm" svg:x2="8.62cm" svg:y2="4.81cm">
          <text:p/>
        </draw:line>
        <draw:custom-shape draw:style-name="gr4" draw:text-style-name="P5" draw:layer="layout" svg:width="1.016cm" svg:height="1.016cm" svg:x="9.296cm" svg:y="1.45cm">
          <text:p text:style-name="P4"><text:span text:style-name="T2">B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8.874cm" svg:y1="3.794cm" svg:x2="9.509cm" svg:y2="2.397cm">
          <text:p/>
        </draw:line>
        <draw:frame draw:style-name="gr5" draw:text-style-name="P3" draw:layer="layout" svg:width="4.156cm" svg:height="1.916cm" svg:x="4.307cm" svg:y="6.112cm">
          <draw:text-box>
            <text:p text:style-name="P2"><text:span text:style-name="T1">Two 180 turns </text:span><text:span text:style-name="T1"><text:line-break/></text:span><text:span text:style-name="T1">cancel out</text:span></text:p>
          </draw:text-box>
        </draw:frame>
        <draw:g>
          <draw:line draw:style-name="gr6" draw:text-style-name="P1" draw:layer="layout" svg:x1="3.413cm" svg:y1="5.459cm" svg:x2="7.223cm" svg:y2="5.459cm">
            <text:p/>
          </draw:line>
          <draw:line draw:style-name="gr6" draw:text-style-name="P1" draw:layer="layout" svg:x1="11.013cm" svg:y1="5.459cm" svg:x2="14.823cm" svg:y2="5.459cm">
            <text:p/>
          </draw:line>
          <draw:line draw:style-name="gr6" draw:text-style-name="P1" draw:layer="layout" svg:x1="7.165cm" svg:y1="5.509cm" svg:x2="9.07cm" svg:y2="2.209cm">
            <text:p/>
          </draw:line>
          <draw:line draw:style-name="gr6" draw:text-style-name="P1" draw:layer="layout" svg:x1="11.007cm" svg:y1="5.484cm" svg:x2="9.102cm" svg:y2="2.184cm">
            <text:p/>
          </draw:line>
        </draw:g>
        <draw:custom-shape draw:style-name="gr4" draw:text-style-name="P5" draw:layer="layout" svg:width="1.016cm" svg:height="1.016cm" svg:x="10.196cm" svg:y="3.15cm">
          <text:p text:style-name="P4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017cm" svg:y1="2.397cm" svg:x2="10.525cm" svg:y2="3.159cm">
          <text:p/>
        </draw:line>
        <draw:custom-shape draw:style-name="gr4" draw:text-style-name="P5" draw:layer="layout" svg:width="1.016cm" svg:height="1.016cm" svg:x="12.096cm" svg:y="4.35cm">
          <text:p text:style-name="P4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016cm" svg:height="1.016cm" svg:x="14.496cm" svg:y="4.35cm">
          <text:p text:style-name="P4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033cm" svg:y1="4.048cm" svg:x2="12.049cm" svg:y2="4.81cm">
          <text:p/>
        </draw:line>
        <draw:line draw:style-name="gr1" draw:text-style-name="P1" draw:layer="layout" svg:x1="13.065cm" svg:y1="4.81cm" svg:x2="14.589cm" svg:y2="4.81cm">
          <text:p/>
        </draw:line>
        <draw:frame draw:style-name="gr7" draw:text-style-name="P4" draw:layer="layout" svg:width="3.734cm" svg:height="12.7cm" draw:transform="rotate (-1.5707963267949) translate (15.459cm 8.453cm)">
          <draw:image xlink:href="Pictures/1000000000000258000001902460D98703EBFE3D.png" xlink:type="simple" xlink:show="embed" xlink:actuate="onLoad" loext:mime-type="image/png">
            <text:p/>
          </draw:image>
        </draw:frame>
        <draw:frame draw:style-name="gr8" draw:text-style-name="P6" draw:layer="layout" svg:width="7.322cm" svg:height="0.806cm" svg:x="5.853cm" svg:y="12.449cm">
          <draw:text-box>
            <text:p><text:span text:style-name="T1">This is generated by Iteration 4</text:span></text:p>
          </draw:text-box>
        </draw:frame>
        <draw:frame draw:style-name="gr8" draw:text-style-name="P3" draw:layer="layout" svg:width="6.264cm" svg:height="1.361cm" svg:x="9.453cm" svg:y="6.349cm">
          <draw:text-box>
            <text:p text:style-name="P4"><text:span text:style-name="T1">Iteration 2 = </text:span><text:span text:style-name="T3">ABBABAAB</text:span><text:span text:style-name="T1"> </text:span></text:p>
            <text:p text:style-name="P4"><text:span text:style-name="T1">generating Koch curv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19T14:21:34.530000000</meta:creation-date>
    <dc:date>2020-04-19T14:42:20.283000000</dc:date>
    <meta:editing-duration>PT10M25S</meta:editing-duration>
    <meta:editing-cycles>1</meta:editing-cycles>
    <meta:document-statistic meta:object-count="26"/>
    <meta:generator>LibreOffice/6.3.2.2$Windows_X86_64 LibreOffice_project/98b30e735bda24bc04ab42594c85f7fd8be07b9c</meta:generator>
  </office:meta>
</office:document-meta>
</file>